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text-indent="0in" style:auto-text-indent="false"/>
      <style:text-properties style:font-name="DejaVu Sans Condensed" fo:font-size="12pt" style:font-size-asian="12pt" style:font-size-complex="12pt"/>
    </style:style>
    <style:style style:name="P2" style:family="paragraph" style:parent-style-name="Standard">
      <style:paragraph-properties fo:margin-left="0.5in" fo:margin-right="0in" fo:text-indent="0in" style:auto-text-indent="false"/>
      <style:text-properties style:font-name="DejaVu Sans Condensed" fo:font-size="12pt" fo:font-style="italic" officeooo:rsid="0006cbfb" officeooo:paragraph-rsid="0006cbfb" style:font-size-asian="12pt" style:font-style-asian="italic" style:font-size-complex="12pt" style:font-style-complex="italic"/>
    </style:style>
    <style:style style:name="P3" style:family="paragraph" style:parent-style-name="Standard" style:master-page-name="Standard">
      <style:paragraph-properties fo:margin-left="0.5in" fo:margin-right="0in" fo:text-indent="0in" style:auto-text-indent="false" style:page-number="1"/>
      <style:text-properties style:font-name="DejaVu Sans Condensed" fo:font-size="12pt" style:font-size-asian="12pt" style:font-size-complex="12pt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officeooo:rsid="0006cbfb" officeooo:paragraph-rsid="0006cbfb"/>
    </style:style>
    <style:style style:name="P6" style:family="paragraph" style:parent-style-name="Standard">
      <style:text-properties style:font-name="DejaVu Sans Condensed" fo:font-size="12pt" style:font-size-asian="12pt" style:font-size-complex="12pt"/>
    </style:style>
    <style:style style:name="P7" style:family="paragraph" style:parent-style-name="Standard" style:list-style-name="WWNum2">
      <style:paragraph-properties fo:margin-left="0.5in" fo:margin-right="0in" fo:text-indent="-0.25in" style:auto-text-indent="false"/>
      <style:text-properties style:font-name="DejaVu Sans Condensed"/>
    </style:style>
    <style:style style:name="P8" style:family="paragraph" style:parent-style-name="Standard" style:list-style-name="WWNum2">
      <style:paragraph-properties fo:margin-left="0.5in" fo:margin-right="0in" fo:text-indent="-0.25in" style:auto-text-indent="false"/>
      <style:text-properties style:font-name="DejaVu Sans Condensed" fo:font-size="12pt" style:font-size-asian="12pt" style:font-size-complex="12pt"/>
    </style:style>
    <style:style style:name="P9" style:family="paragraph" style:parent-style-name="Standard" style:list-style-name="WWNum1">
      <style:paragraph-properties fo:margin-left="0.5in" fo:margin-right="0in" fo:text-indent="-0.25in" style:auto-text-indent="false"/>
      <style:text-properties style:font-name="DejaVu Sans Condensed" fo:font-size="12pt" style:font-size-asian="12pt" style:font-size-complex="12pt"/>
    </style:style>
    <style:style style:name="P10" style:family="paragraph" style:parent-style-name="Standard" style:list-style-name="WWNum1">
      <style:paragraph-properties fo:margin-left="0.5in" fo:margin-right="0in" fo:text-indent="-0.25in" style:auto-text-indent="false"/>
      <style:text-properties style:font-name="DejaVu Sans Condensed" fo:font-size="12pt" officeooo:paragraph-rsid="0008ade1" style:font-size-asian="12pt" style:font-size-complex="12pt"/>
    </style:style>
    <style:style style:name="P11" style:family="paragraph" style:parent-style-name="Standard" style:list-style-name="WWNum1">
      <style:paragraph-properties fo:margin-left="0.5in" fo:margin-right="0in" fo:text-indent="-0.25in" style:auto-text-indent="false"/>
      <style:text-properties style:font-name="DejaVu Sans Condensed"/>
    </style:style>
    <style:style style:name="P12" style:family="paragraph" style:parent-style-name="Standard">
      <style:paragraph-properties fo:margin-left="0in" fo:margin-right="0in" fo:text-indent="0in" style:auto-text-indent="false"/>
      <style:text-properties style:font-name="DejaVu Sans Condensed" fo:font-size="12pt" style:font-size-asian="12pt" style:font-size-complex="12pt"/>
    </style:style>
    <style:style style:name="T1" style:family="text">
      <style:text-properties style:text-position="sub 58%"/>
    </style:style>
    <style:style style:name="T2" style:family="text">
      <style:text-properties style:text-position="sub 58%" style:font-name="Cantarell" fo:font-size="12pt" style:font-size-asian="12pt" style:font-size-complex="12pt"/>
    </style:style>
    <style:style style:name="T3" style:family="text">
      <style:text-properties style:text-position="sub 58%" fo:font-size="12pt" style:font-size-asian="12pt" style:font-size-complex="12pt"/>
    </style:style>
    <style:style style:name="T4" style:family="text">
      <style:text-properties officeooo:rsid="0006cbfb"/>
    </style:style>
    <style:style style:name="T5" style:family="text">
      <style:text-properties style:font-name="Cantarell" fo:font-size="12pt" style:font-size-asian="12pt" style:font-size-complex="12pt"/>
    </style:style>
    <style:style style:name="T6" style:family="text">
      <style:text-properties style:font-name="Cantarell" fo:font-size="12pt" officeooo:rsid="0006cbfb" style:font-size-asian="12pt" style:font-size-complex="1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2pt" officeooo:rsid="0006cbfb" style:font-size-asian="12pt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list xml:id="list2585181448" text:style-name="WWNum2">
        <text:list-item>
          <text:p text:style-name="P7"><text:span text:style-name="T7">𝚷</text:span><text:span text:style-name="T3">P.ID, P,Name</text:span><text:span text:style-name="T7">(𝝈</text:span><text:span text:style-name="T3">P.PlayPos = ‘center’</text:span><text:span text:style-name="T7">(ρ</text:span><text:span text:style-name="T3">p</text:span><text:span text:style-name="T7">(Player)))</text:span></text:p>
        </text:list-item>
      </text:list>
      <text:p text:style-name="P6"/>
      <text:list xml:id="list160918492071320" text:continue-numbering="true" text:style-name="WWNum2">
        <text:list-item>
          <text:p text:style-name="P8"><text:span text:style-name="T1">S.Year, S.TotalPoints</text:span>𝒢(𝝈<text:span text:style-name="T1">P.ID = S.PlayerID Λ P.Name = ‘Pistol Pete’</text:span>(ρ<text:span text:style-name="T1">P</text:span>(Player) X ρ<text:span text:style-name="T1">S</text:span>(Stats)))</text:p>
        </text:list-item>
      </text:list>
      <text:p text:style-name="P6"/>
      <text:list xml:id="list160918935215051" text:continue-numbering="true" text:style-name="WWNum2">
        <text:list-item>
          <text:p text:style-name="P8">𝚷<text:span text:style-name="T1">P.Name</text:span>(𝝈<text:span text:style-name="T1">Pl.PlayerID = P.ID Λ Pl.GameID = G.GameID Λ G.PlayingVenue = ‘The Pit’ Λ G.Result = ‘win’</text:span>(ρ<text:span text:style-name="T1">p</text:span>(Player) X ρ<text:span text:style-name="T1">G</text:span>(Game) X ρ<text:span text:style-name="T1">Pl</text:span>(Play)))</text:p>
        </text:list-item>
      </text:list>
      <text:p text:style-name="P6"/>
      <text:list xml:id="list160919132217946" text:continue-numbering="true" text:style-name="WWNum2">
        <text:list-item>
          <text:p text:style-name="P8">𝚷<text:span text:style-name="T1">P.name, G.GameID, G.Date, G.PlayingVenue, G.Result</text:span>(𝝈<text:span text:style-name="T1">Pl.PlayerID = P.ID Λ Pl.GameID = G.GameID Λ P.Name = ‘Pistol Pete’ </text:span>(ρ<text:span text:style-name="T1">p</text:span>(Player) X ρ<text:span text:style-name="T1">G</text:span>(Game) X ρ<text:span text:style-name="T1">Pl</text:span>(Play)))</text:p>
        </text:list-item>
      </text:list>
      <text:p text:style-name="P1">∩</text:p>
      <text:p text:style-name="P1">𝚷<text:span text:style-name="T1">P.name, G.GameID, G.Date, G.PlayingVenue, G.Result</text:span>(𝝈<text:span text:style-name="T1">Pl.PlayerID = P.ID Λ Pl.GameID = G.GameID Λ P.Name = ‘Lobo Louie’ </text:span>(ρ<text:span text:style-name="T1">p</text:span>(Player) X ρ<text:span text:style-name="T1">G</text:span>(Game) X ρ<text:span text:style-name="T1">Pl</text:span>(Play)))</text:p>
      <text:p text:style-name="P6"/>
      <text:list xml:id="list160918581892049" text:continue-numbering="true" text:style-name="WWNum2">
        <text:list-item>
          <text:p text:style-name="P8"><text:s/>Temp ← 𝚷<text:span text:style-name="T1">avg(S.TotalPoints)</text:span>(Stats)</text:p>
        </text:list-item>
      </text:list>
      <text:p text:style-name="P6"/>
      <text:p text:style-name="P6"><text:s text:c="5"/><text:tab/>𝚷<text:span text:style-name="T1">P.Name, P.ID</text:span>(𝝈<text:span text:style-name="T1">P.ID = S.PlayerID ^ S.TotalPoints &gt;Temp</text:span>(ρ<text:span text:style-name="T1">p</text:span>(Player) X ρ<text:span text:style-name="T1">S</text:span>(Stats)))</text:p>
      <text:p text:style-name="P6"/>
      <text:p text:style-name="P6"/>
      <text:p text:style-name="P6"/>
      <text:list xml:id="list3631969315" text:style-name="WWNum1">
        <text:list-item>
          <text:p text:style-name="P10"><text:span text:style-name="T4">S</text:span>elect M.name</text:p>
          <text:p text:style-name="P10"><text:span text:style-name="T4">F</text:span>rom members M, books B, borrowed BR</text:p>
          <text:p text:style-name="P10"><text:span text:style-name="T4">W</text:span>here M.memb_no = BR.memb_no and BR.isbn = B.isbn and B.title = 'Math';</text:p>
        </text:list-item>
      </text:list>
      <text:p text:style-name="P1"/>
      <text:list xml:id="list160919335373068" text:continue-numbering="true" text:style-name="WWNum1">
        <text:list-item>
          <text:p text:style-name="P9"><text:span text:style-name="T4">S</text:span>elect M.name, M.memb_no</text:p>
        </text:list-item>
      </text:list>
      <text:p text:style-name="P1"><text:span text:style-name="T4">F</text:span>rom members M</text:p>
      <text:p text:style-name="P1"><text:span text:style-name="T4">W</text:span>here M.name not like 'J%';</text:p>
      <text:p text:style-name="P12"/>
      <text:list xml:id="list160919510484635" text:continue-numbering="true" text:style-name="WWNum1">
        <text:list-item>
          <text:p text:style-name="P9"><text:span text:style-name="T4">S</text:span>elect M.memb_no, count(B.isbn)</text:p>
        </text:list-item>
      </text:list>
      <text:p text:style-name="P1"><text:span text:style-name="T4">F</text:span>rom members M, books B, borrowed BR</text:p>
      <text:p text:style-name="P1"><text:span text:style-name="T4">W</text:span>here M.memb_no = BR.memb_no and B.isbn = BR.isbn</text:p>
      <text:p text:style-name="P1"><text:span text:style-name="T4">G</text:span>roup by M.memb_no</text:p>
      <text:p text:style-name="P1"><text:span text:style-name="T4">O</text:span>rder by M.memb_no <text:span text:style-name="T4">D</text:span>esc;</text:p>
      <text:p text:style-name="P2">(Assumption: Answer showed ascending order, but the assignment asks for descending)</text:p>
      <text:p text:style-name="P1"/>
      <text:list xml:id="list160919079556128" text:continue-numbering="true" text:style-name="WWNum1">
        <text:list-item>
          <text:p text:style-name="P11"><text:span text:style-name="T8">S</text:span><text:span text:style-name="T7">elect M.memb_no, M.name</text:span></text:p>
        </text:list-item>
      </text:list>
      <text:p text:style-name="P1"><text:span text:style-name="T4">F</text:span>rom members M</text:p>
      <text:p text:style-name="P1"><text:span text:style-name="T4">W</text:span>here M.name like ‘%A%’;</text:p>
      <text:p text:style-name="P1"/>
      <text:list xml:id="list160918387924489" text:continue-numbering="true" text:style-name="WWNum1">
        <text:list-item>
          <text:p text:style-name="P9"><text:soft-page-break/><text:span text:style-name="T4">S</text:span>elect distinct B.publisher</text:p>
        </text:list-item>
      </text:list>
      <text:p text:style-name="P1"><text:span text:style-name="T4">F</text:span>rom members M, books B, borrowed BR</text:p>
      <text:p text:style-name="P1"><text:span text:style-name="T4">W</text:span>here BR.memb_no = M.memb_no and BR.isbn = B.isbn and M.name = ‘Sam’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Cantarell" svg:font-family="Cantarell" style:font-pitch="variable"/>
    <style:font-face style:name="Arial" svg:font-family="Arial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)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)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prefix="(" style:num-suffix=")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text-align="end" style:justify-single-word="false"/>
      <style:text-properties officeooo:rsid="0006cbfb" officeooo:paragraph-rsid="0006cbfb"/>
    </style:style>
    <style:style style:name="MP2" style:family="paragraph" style:parent-style-name="Standard">
      <style:paragraph-properties fo:text-align="end" style:justify-single-word="false"/>
    </style:style>
    <style:style style:name="MT1" style:family="text">
      <style:text-properties officeooo:rsid="0006cbfb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Author: Joseph Camacho-Terrazas</text:p>
        <text:p text:style-name="MP2"><text:span text:style-name="MT1">Assignment </text:span>2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generator>LibreOffice/6.3.3.2.0$Linux_X86_64 LibreOffice_project/30$Build-2</meta:generator>
    <dc:date>2020-03-10T15:12:42.438571102</dc:date>
    <meta:editing-duration>PT18M3S</meta:editing-duration>
    <meta:editing-cycles>5</meta:editing-cycles>
    <meta:document-statistic meta:table-count="0" meta:image-count="0" meta:object-count="0" meta:page-count="2" meta:paragraph-count="28" meta:word-count="205" meta:character-count="1387" meta:non-whitespace-character-count="1213"/>
  </office:meta>
</office:document-meta>
</file>